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0000000300ED3B53D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ration sans" svg:font-family="'Liberration sans'" style:font-family-generic="swiss"/>
    <style:font-face style:name="Helvetica1" svg:font-family="Helvetica, Ari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95cm"/>
    </style:style>
    <style:style style:name="gr10" style:family="graphic" style:parent-style-name="Objet_20_sans_20_remplissage_20_et_20_sans_20_ligne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ri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justify"/>
    </style:style>
    <style:style style:name="P11" style:family="paragraph">
      <style:text-properties fo:color="#141412" style:font-name="Arial1" fo:font-size="22.5pt" style:font-size-asian="22.5pt" style:font-size-complex="22.5pt"/>
    </style:style>
    <style:style style:name="T1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" style:text-underline-style="solid" style:text-underline-width="auto" style:text-underline-color="font-color"/>
    </style:style>
    <style:style style:name="T3" style:family="text">
      <style:text-properties style:font-name="Ari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fo:font-variant="normal" fo:text-transform="none" fo:color="#141412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name-asian="Helvetica1" style:font-size-asian="24pt" style:font-style-asian="italic" style:font-weight-asian="normal" style:font-name-complex="Arial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41412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Helvetica1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41412" style:text-outline="false" style:text-line-through-style="none" style:text-line-through-type="none" style:font-name="Liberation Sans1" fo:font-size="24pt" fo:language="fr" fo:country="FR" fo:font-style="italic" fo:text-shadow="none" style:text-underline-style="none" fo:font-weight="normal" style:letter-kerning="true" style:font-name-asian="Helvetica1" style:font-size-asian="24pt" style:language-asian="ar" style:country-asian="SA" style:font-style-asian="italic" style:font-weight-asian="normal" style:font-name-complex="Arial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41412" style:text-outline="false" style:text-line-through-style="none" style:text-line-through-type="none" style:font-name="Liberration sans" fo:font-size="24pt" fo:language="fr" fo:country="FR" fo:font-style="italic" fo:text-shadow="none" style:text-underline-style="none" fo:font-weight="normal" style:letter-kerning="true" style:font-name-asian="Helvetica1" style:font-size-asian="24pt" style:language-asian="ar" style:country-asian="SA" style:font-style-asian="italic" style:font-weight-asian="normal" style:font-name-complex="Arial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41412" style:text-outline="false" style:text-line-through-style="none" style:text-line-through-type="none" style:font-name="Arial1" fo:font-size="22.5pt" fo:language="fr" fo:country="FR" fo:font-style="italic" fo:text-shadow="none" style:text-underline-style="none" fo:font-weight="normal" style:letter-kerning="true" style:font-name-asian="Helvetica1" style:font-size-asian="22.5pt" style:language-asian="ar" style:country-asian="SA" style:font-style-asian="italic" style:font-weight-asian="normal" style:font-name-complex="Arial2" style:font-size-complex="22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Veracrypt</presentation:date-time-decl>
      <draw:page draw:name="page1" draw:style-name="dp1" draw:master-page-name="Standard" presentation:presentation-page-layout-name="AL1T0" presentation:use-date-time-name="dtd1">
        <draw:frame draw:style-name="gr1" draw:text-style-name="P2" draw:layer="layout" svg:width="19cm" svg:height="1.987cm" svg:x="4.4cm" svg:y="6.425cm">
          <draw:text-box>
            <text:p text:style-name="P1"><text:span text:style-name="T1">VeraCrypt</text:span></text:p>
          </draw:text-box>
        </draw:frame>
        <draw:frame draw:style-name="gr2" draw:text-style-name="P3" draw:layer="layout" svg:width="15.8cm" svg:height="3.811cm" svg:x="6.1cm" svg:y="13.4cm">
          <draw:text-box>
            <text:p text:style-name="P1"><text:span text:style-name="T2">Soutenu par :</text:span></text:p>
            <text:p text:style-name="P1"><text:span text:style-name="T3"/></text:p>
            <text:p text:style-name="P1"><text:span text:style-name="T3">Sabrina CHEURF</text:span></text:p>
            <text:p text:style-name="P1"><text:span text:style-name="T3">Héléna CARELLE</text:span></text:p>
            <text:p text:style-name="P1"><text:span text:style-name="T3">Christopher BOUDIER</text:span></text:p>
          </draw:text-box>
        </draw:frame>
        <draw:frame draw:style-name="gr3" draw:text-style-name="P4" draw:layer="layout" svg:width="14.2cm" svg:height="0.963cm" svg:x="1.8cm" svg:y="1.238cm">
          <draw:text-box>
            <text:p><text:span text:style-name="T3">Enseigant : Didier COURT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draw:style-name="gr5" draw:text-style-name="P6" draw:layer="layout" svg:width="19cm" svg:height="1.826cm" svg:x="4.5cm" svg:y="2.724cm">
          <draw:text-box>
            <text:p text:style-name="P1"><text:span text:style-name="T4">TABLE DES MATIÈRE</text:span></text:p>
          </draw:text-box>
        </draw:frame>
        <draw:frame draw:style-name="gr6" draw:text-style-name="P7" draw:layer="layout" svg:width="23.2cm" svg:height="12.356cm" svg:x="2.6cm" svg:y="5.222cm">
          <draw:text-box>
            <text:p><text:span text:style-name="T5">Présentation</text:span></text:p>
            <text:p><text:span text:style-name="T5"/></text:p>
            <text:list text:style-name="L2">
              <text:list-item>
                <text:p><text:span text:style-name="T5"><text:s text:c="3"/></text:span><text:span text:style-name="T5">Objectifs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<text:s text:c="2"/></text:span><text:span text:style-name="T5">Réalisation</text:span></text:p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<text:s/></text:span><text:span text:style-name="T5">Poursuite</text:span></text:p>
              </text:list-item>
            </text:list>
            <text:p><text:span text:style-name="T5"/></text:p>
            <text:p><text:span text:style-name="T5">Reprise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PRÉSENTATION</text:span></text:p>
          </draw:text-box>
        </draw:frame>
        <draw:frame draw:style-name="gr7" draw:text-style-name="P9" draw:layer="layout" svg:width="24.8cm" svg:height="11.579cm" svg:x="2cm" svg:y="5.611cm">
          <draw:text-box>
            <text:list text:style-name="L1">
              <text:list-item>
                <text:p><text:span text:style-name="T7">Logiciel de cryptage</text:span></text:p>
                <text:list>
                  <text:list-item>
                    <text:p><text:span text:style-name="T7">Un volume </text:span></text:p>
                  </text:list-item>
                  <text:list-item>
                    <text:p><text:span text:style-name="T7">Partition système</text:span></text:p>
                  </text:list-item>
                  <text:list-item>
                    <text:p><text:span text:style-name="T7">sécurisé par mot de passe, fichier ou les 2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Sur base de TrueCryp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Reprise du projet pas Idrix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Amélioration des faiblesses suite à un audi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ompatibilité avec TrueCryp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list text:style-name="L2">
              <text:list-item>
                <text:p text:style-name="P1"><text:span text:style-name="T6"><text:s/></text:span><text:span text:style-name="T6">OBJECTIFS</text:span></text:p>
              </text:list-item>
            </text:list>
          </draw:text-box>
        </draw:frame>
        <draw:frame draw:style-name="gr8" draw:text-style-name="P9" draw:layer="layout" svg:width="24.8cm" svg:height="9.691cm" svg:x="2cm" svg:y="5.655cm">
          <draw:text-box>
            <text:list text:style-name="L1">
              <text:list-item>
                <text:p><text:span text:style-name="T7">Instructions d'installation sur tous les OS (tutoriel)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nstructions de configurations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Description des différentes opération possibles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omment les utiliser (tutoriel)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Proposer une solution de cryptage / décryptage par matériel d'authentification (clé programmable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. RÉALISATIONS</text:span></text:p>
          </draw:text-box>
        </draw:frame>
        <draw:frame draw:style-name="gr9" draw:text-style-name="P9" draw:layer="layout" svg:width="24.8cm" svg:height="14.348cm" svg:x="1.647cm" svg:y="5.567cm">
          <draw:text-box>
            <text:list text:style-name="L1">
              <text:list-item>
                <text:p><text:span text:style-name="T7">Installation sous windows</text:span></text:p>
                <text:p><text:span text:style-name="T7"/></text:p>
              </text:list-item>
              <text:list-item>
                <text:p><text:span text:style-name="T8">Configuration</text:span><text:span text:style-name="T8"><text:tab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9">Créer un fichier conteneur</text:span><text:span text:style-name="T10">  chiffré</text:span><text:span text:style-name="T10"><text:tab/></text:span><text:span text:style-name="T10"><text:tab/></text:span></text:p>
                  </text:list-item>
                  <text:list-item>
                    <text:p text:style-name="P10"><text:span text:style-name="T9">Chiffrer une partition/ un disque non systè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9">Chiffrer la partition ou l’intégralité du disque système</text:span></text:p>
                    <text:p><text:span text:style-name="T9"/></text:p>
                  </text:list-item>
                </text:list>
              </text:list-item>
              <text:list-item>
                <text:p><text:span text:style-name="T11"><text:s/></text:span><text:span text:style-name="T11">Authentification renforcée avec les KeyFiles</text:span></text:p>
                <text:p><text:span text:style-name="T11"/></text:p>
              </text:list-item>
              <text:list-item>
                <text:p><text:span text:style-name="T12"><text:s/></text:span><text:span text:style-name="T12">Cryptage du volume contenant le Système d’Exploitation</text:span></text:p>
                <text:p><text:span text:style-name="T12"/></text:p>
              </text:list-item>
              <text:list-item>
                <text:p text:style-name="P11"><text:span text:style-name="T12"><text:s/></text:span><text:span text:style-name="T12">Crypter ET cacher sa partition </text:span></text:p>
              </text:list-item>
            </text:list>
            <text:p text:style-name="P11"><text:span text:style-name="T12"/></text:p>
            <text:list text:continue-numbering="true" text:style-name="L1">
              <text:list-header>
                <text:p text:style-name="P11"><text:span text:style-name="T12"/></text:p>
              </text:list-header>
            </text:list>
            <text:p text:style-name="P10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  <draw:frame draw:style-name="gr10" draw:text-style-name="P1" draw:layer="layout" svg:width="17.012cm" svg:height="2.99cm" svg:x="1.773cm" svg:y="15.00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presentation:notes>
      </draw:page>
      <draw:page draw:name="page6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. RÉALISATIONS</text:span></text:p>
          </draw:text-box>
        </draw:frame>
        <draw:frame draw:style-name="gr9" draw:text-style-name="P9" draw:layer="layout" svg:width="24.8cm" svg:height="11.516cm" svg:x="1.647cm" svg:y="5.567cm">
          <draw:text-box>
            <text:list text:style-name="L1">
              <text:list-item>
                <text:p text:style-name="P11"><text:span text:style-name="T12">Deux solutions d'authentification possible après cryptage :</text:span></text:p>
                <text:list>
                  <text:list-header>
                    <text:p text:style-name="P11"><text:span text:style-name="T12"/></text:p>
                  </text:list-header>
                  <text:list-item>
                    <text:p text:style-name="P11"><text:span text:style-name="T12">Cryptage du système avec VeraCrypt et puis authentification avec clé yubico qui lance le decryptage de VeraCrypt</text:span></text:p>
                    <text:p text:style-name="P11"><text:span text:style-name="T12"/></text:p>
                  </text:list-item>
                  <text:list-item>
                    <text:p text:style-name="P11"><text:span text:style-name="T12">Cryptage avec VeraCypt et utilisation d'un perchlorique contenant un algorithme de décryptage identique à celui de VeraCrypt</text:span></text:p>
                    <text:p text:style-name="P11"><text:span text:style-name="T12"><text:s/></text:span></text:p>
                  </text:list-item>
                </text:list>
              </text:list-item>
            </text:list>
            <text:p text:style-name="P11"><text:span text:style-name="T12"/></text:p>
            <text:list text:continue-numbering="true" text:style-name="L1">
              <text:list-header>
                <text:p text:style-name="P11"><text:span text:style-name="T12"/></text:p>
              </text:list-header>
            </text:list>
            <text:p text:style-name="P10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  <draw:frame draw:style-name="gr10" draw:text-style-name="P1" draw:layer="layout" svg:width="17.012cm" svg:height="2.99cm" svg:x="1.773cm" svg:y="15.00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presentation:notes>
      </draw:page>
      <draw:page draw:name="page7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<text:s/></text:span><text:span text:style-name="T6">III. POURSUITE</text:span></text:p>
          </draw:text-box>
        </draw:frame>
        <draw:frame draw:style-name="gr8" draw:text-style-name="P9" draw:layer="layout" svg:width="24.8cm" svg:height="9.691cm" svg:x="2cm" svg:y="5.655cm">
          <draw:text-box>
            <text:list text:style-name="L1">
              <text:list-item>
                <text:p><text:span text:style-name="T7">Mettre à jour les tutoriels suivant les mise à jours du logiciel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Créer un wiki complet avec les différentes versions</text:span></text:p>
                <text:list>
                  <text:list-item>
                    <text:p><text:span text:style-name="T7">Se qu'elles ajoutent</text:span></text:p>
                  </text:list-item>
                  <text:list-item>
                    <text:p><text:span text:style-name="T7">Se qu'elles fixent comme bugs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Faire une comparaison avec TrueCrypt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Faire des jeux de test de la solution proposer pour décrypter l'OS grâce à un matériel d'authentific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draw:style-name="gr5" draw:text-style-name="P8" draw:layer="layout" svg:width="19.2cm" svg:height="1.826cm" svg:x="4.4cm" svg:y="2.7cm">
          <draw:text-box>
            <text:p text:style-name="P1"><text:span text:style-name="T6">REPRISE</text:span></text:p>
          </draw:text-box>
        </draw:frame>
        <draw:frame draw:style-name="gr11" draw:text-style-name="P9" draw:layer="layout" svg:width="24.8cm" svg:height="7.803cm" svg:x="2cm" svg:y="6.599cm">
          <draw:text-box>
            <text:list text:style-name="L1">
              <text:list-item>
                <text:p><text:span text:style-name="T7">Intégralité de notre travail sur GitHub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Possibilité de faire un site dédié</text:span></text:p>
                <text:list>
                  <text:list-item>
                    <text:p><text:span text:style-name="T7">Lien de téléchargement</text:span></text:p>
                  </text:list-item>
                  <text:list-item>
                    <text:p><text:span text:style-name="T7">Mise à jour du site en même temps que le logiciel</text:span></text:p>
                  </text:list-item>
                </text:list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ntégrer la solution d'authentification au logiciel</text:span></text:p>
                <text:list>
                  <text:list-item>
                    <text:p><text:span text:style-name="T7">Clé programmer par le logiciel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ration sans" svg:font-family="'Liberration sans'" style:font-family-generic="swiss"/>
    <style:font-face style:name="Helvetica1" svg:font-family="Helvetica, Ari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fill-image draw:name="background" xlink:href="Pictures/100000000000040000000300ED3B53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true" style:font-name-asian="F" style:font-family-generic-asian="roman" style:font-size-asian="11pt" style:language-asian="ar" style:country-asian="SA"/>
    </style:style>
    <style:style style:name="Titre_20_1" style:display-name="Titre 1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24pt" fo:language="fr" fo:country="FR" fo:font-weight="bold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fr" fo:country="FR" fo:font-weight="bold" style:font-name-asian="F" style:font-family-generic-asian="roman" style:font-size-asian="13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2" fo:font-family="'Liberation Sans', Arial" style:font-family-generic="roman" style:font-pitch="variable" fo:font-size="14pt" fo:language="fr" fo:country="FR" style:font-name-asian="Arial" style:font-family-asian="Arial" style:font-family-generic-asian="swiss" style:font-pitch-asian="variable" style:font-size-asian="14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="Arial1" fo:font-family="Arial" style:font-family-generic="roman" style:font-pitch="variable" fo:font-size="10pt" style:font-name-asian="Wingdings" style:font-family-asian="Wingdings" style:font-pitch-asian="variable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="Helvetica" fo:font-family="Helvetica, Arial" style:font-family-generic="roman" style:font-pitch="variable" fo:font-size="10pt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2_20_Car" style:display-name="Titre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weight-complex="bold"/>
    </style:style>
    <style:style style:name="Table_20_des_20_matières_20_niveau_20_2" style:display-name="Table des matières niveau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" style:font-family-asian="Arial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" style:font-family-asian="Arial" style:font-family-generic-asian="swiss" style:font-pitch-asian="variable" style:font-size-asian="11pt" style:language-asian="ar" style:country-asian="SA"/>
    </style:style>
    <style:style style:name="Titre_20_de_20_table_20_des_20_matières" style:display-name="Titre de table des matières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2" fo:font-family="'Liberation Sans', Arial" style:font-family-generic="roman" style:font-pitch="variable" fo:font-size="14pt" fo:language="fr" fo:country="FR" style:font-name-asian="Arial" style:font-family-asian="Arial" style:font-family-generic-asian="swiss" style:font-pitch-asian="variable" style:font-size-asian="14pt" style:language-asian="ar" style:country-asian="SA"/>
    </style:style>
    <style:style style:name="Pied_20_de_20_page" style:display-name="Pied de pag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F" style:font-family-generic-asian="roman" style:font-size-asian="11pt" style:language-asian="ar" style:country-asian="SA"/>
    </style:style>
    <style:style style:name="En-têt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F" style:font-family-generic-asian="roman" style:font-size-asian="11pt" style:language-asian="ar" style:country-asian="SA"/>
    </style:style>
    <style:style style:name="Quotations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F" style:font-family-generic-asian="roman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fr" fo:country="FR" fo:font-style="italic" style:font-name-asian="Arial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fr" fo:country="FR" style:font-name-asian="Arial" style:font-family-asian="Arial" style:font-family-generic-asian="swiss" style:font-pitch-asian="variable" style:font-size-asian="11pt" style:language-asian="ar" style:country-asian="SA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2T18:37:17.356000000</meta:creation-date>
    <dc:date>2016-02-23T01:08:39.580000000</dc:date>
    <meta:editing-duration>PT42M7S</meta:editing-duration>
    <meta:editing-cycles>7</meta:editing-cycles>
    <meta:generator>LibreOffice/4.4.5.2$Windows_x86 LibreOffice_project/a22f674fd25a3b6f45bdebf25400ed2adff0ff99</meta:generator>
    <meta:document-statistic meta:object-count="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color="#141412" style:font-name="Arial" style:font-name-complex="Helvetica2"/>
    </style:style>
    <style:style style:name="T2" style:family="text">
      <style:text-properties officeooo:rsid="000309f3"/>
    </style:style>
    <style:style style:name="T3" style:family="text">
      <style:text-properties fo:font-size="22.5pt" fo:font-style="italic" style:font-size-asian="22.5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309f3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<text:s/>Cryptage du volume contenant le Système d’Exploitation---</text:span><text:span text:style-name="T5">&gt;</text:span></text:p>
      <text:p text:style-name="P1"><text:span text:style-name="T1">Autrement dit, le système démarre au sein d’un conteneur chiffré.</text:span></text:p>
      <text:p text:style-name="P1"><text:span text:style-name="T1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language="fr" fo:country="FR" style:language-asian="en" style:country-asian="US" style:language-complex="ar" style:country-complex="SA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ntents_20_2" style:display-name="Contents 2" style:family="paragraph" style:parent-style-name="Index" style:default-outline-level="" style:class="index"/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Contents_20_Heading" style:display-name="Contents Heading" style:family="paragraph" style:parent-style-name="Heading" style:default-outline-level="" style:class="index"/>
    <style:style style:name="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default-outline-level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Helvetica1" fo:font-family="Helvetica, Ari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2_20_Car" style:display-name="Titre 2 Car" style:family="paragraph" style:default-outline-level="">
      <style:paragraph-properties fo:text-align="start" style:justify-single-word="false" fo:orphans="2" fo:widows="2" style:writing-mode="lr-tb"/>
      <style:text-properties fo:color="#4f81bd" style:font-name="0" fo:font-family="0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color="#141412" style:font-name="Arial" style:font-name-complex="Helvetica2"/>
    </style:style>
    <style:style style:name="T2" style:family="text">
      <style:text-properties officeooo:rsid="000309f3"/>
    </style:style>
    <style:style style:name="T3" style:family="text">
      <style:text-properties fo:font-size="22.5pt" fo:font-style="italic" style:font-size-asian="22.5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309f3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<text:s/>Cryptage du volume contenant le Système d’Exploitation---</text:span><text:span text:style-name="T5">&gt;</text:span></text:p>
      <text:p text:style-name="P1"><text:span text:style-name="T1">Autrement dit, le système démarre au sein d’un conteneur chiffré.</text:span></text:p>
      <text:p text:style-name="P1"><text:span text:style-name="T1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Helvetica1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Helvetica2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language="fr" fo:country="FR" style:language-asian="en" style:country-asian="US" style:language-complex="ar" style:country-complex="SA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ntents_20_2" style:display-name="Contents 2" style:family="paragraph" style:parent-style-name="Index" style:default-outline-level="" style:class="index"/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Contents_20_Heading" style:display-name="Contents Heading" style:family="paragraph" style:parent-style-name="Heading" style:default-outline-level="" style:class="index"/>
    <style:style style:name="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default-outline-level="" style:class="text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2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Helvetica1" fo:font-family="Helvetica, Arial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exte_20_de_20_bulles_20_Car" style:display-name="Texte de bulles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2_20_Car" style:display-name="Titre 2 Car" style:family="paragraph" style:default-outline-level="">
      <style:paragraph-properties fo:text-align="start" style:justify-single-word="false" fo:orphans="2" fo:widows="2" style:writing-mode="lr-tb"/>
      <style:text-properties fo:color="#4f81bd" style:font-name="0" fo:font-family="0" style:font-family-generic="roman" style:font-pitch="variable" fo:font-size="13pt" fo:font-weight="bold" style:font-name-asian="Tahoma1" style:font-family-asian="Tahoma" style:font-family-generic-asian="system" style:font-pitch-asian="variable" style:font-size-asian="13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95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